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it" fo:country="none" style:font-size-asian="11pt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it" fo:country="none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officeooo:paragraph-rsid="00163da4"/>
    </style:style>
    <style:style style:name="T1" style:family="text">
      <style:text-properties style:font-name="Calibri" fo:font-size="11pt" fo:language="it" fo:country="none" style:font-size-asian="11pt"/>
    </style:style>
    <style:style style:name="T2" style:family="text">
      <style:text-properties style:font-name="Calibri" fo:font-size="11pt" fo:language="it" fo:country="none" officeooo:rsid="0011f855" style:font-size-asian="11pt"/>
    </style:style>
    <style:style style:name="T3" style:family="text">
      <style:text-properties officeooo:rsid="0011f855"/>
    </style:style>
    <style:style style:name="T4" style:family="text">
      <style:text-properties officeooo:rsid="00131b17"/>
    </style:style>
    <style:style style:name="T5" style:family="text">
      <style:text-properties officeooo:rsid="00163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mettere in italiano </text:p>
      <text:p text:style-name="P2">- sistemare le figure</text:p>
      <text:p text:style-name="P1"><text:span text:style-name="T1">- aggiungere tabella </text:span><text:span text:style-name="T2">del PPC basso</text:span><text:span text:style-name="T1"> in appendice</text:span></text:p>
      <text:p text:style-name="P2">- aggiungere conclusioni</text:p>
      <text:p text:style-name="P1">- <text:span text:style-name="T3">modificare l’unità di misura dell’AA solo in tabella 3.3: al posto di (D – cm) mettere (cm)</text:span></text:p>
      <text:p text:style-name="P1">- <text:span text:style-name="T4">Bibliografia da aggiungere, la trovi nella cartella tesi_optometria come un file Word a parte, NON copiare quella in fondo al pdf.</text:span></text:p>
      <text:p text:style-name="P1"/>
      <text:p text:style-name="P5">- <text:span text:style-name="T5">spostare “ Negli istogrammi (Figura 3.12, 3.13, 3.14 e 3.15), sull’asse delle ascisse…..mentre quelle rosse ai dati della seconda valutazione.” sotto alla frase: “ è rimasto invariato mentre per 5 (55,5%) soggetti è più lontano.”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00:17:13.411000000</dc:date>
    <meta:editing-duration>PT59M17S</meta:editing-duration>
    <meta:editing-cycles>5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94" meta:character-count="570" meta:non-whitespace-character-count="481"/>
  </office:meta>
</office:document-meta>
</file>